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ext-properties fo:color="#ff420e"/>
    </style:style>
    <style:style style:name="ce16" style:family="table-cell" style:parent-style-name="Default">
      <style:text-properties fo:color="#ff9966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b3b300"/>
    </style:style>
    <style:style style:name="ce19" style:family="table-cell" style:parent-style-name="Default">
      <style:text-properties fo:color="#800080"/>
    </style:style>
    <style:style style:name="ce20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2" table:default-cell-style-name="ce12"/>
        <table:table-column table:style-name="co3" table:default-cell-style-name="ce5"/>
        <table:table-column table:style-name="co4" table:default-cell-style-name="ce5"/>
        <table:table-column table:style-name="co6" table:default-cell-style-name="ce12"/>
        <table:table-column table:style-name="co5" table:number-columns-repeated="1020" table:default-cell-style-name="ce12"/>
        <table:table-row table:style-name="ro1">
          <table:table-cell table:style-name="ce1" office:value-type="string">
            <text:p>Konami 00723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DB0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DB1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DB2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DB3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DB4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DB5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DB6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DB7</text:p>
          </table:table-cell>
          <table:table-cell table:style-name="ce3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BSD0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BSD1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BSD2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BSD3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BSD4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BSD5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BSD6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string">
            <text:p>ASD0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string">
            <text:p>ASD1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office:value-type="string">
            <text:p>ASD2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string">
            <text:p>ASD3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string">
            <text:p>ASD4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6" office:value-type="string">
            <text:p>ASD5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6" office:value-type="string">
            <text:p>ASD6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7" office:value-type="string">
            <text:p>RAM7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7" office:value-type="string">
            <text:p>RAM0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7" office:value-type="string">
            <text:p>RAM6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7" office:value-type="string">
            <text:p>RAM1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7" office:value-type="string">
            <text:p>RAM5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7" office:value-type="string">
            <text:p>RAM2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7" office:value-type="string">
            <text:p>RAM4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7" office:value-type="string">
            <text:p>RAM3</text:p>
          </table:table-cell>
          <table:table-cell table:style-name="ce7" office:value-type="string">
            <text:p>BIDIR</text:p>
          </table:table-cell>
          <table:table-cell table:style-name="ce17" office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3" office:value-type="string">
            <text:p>VCC</text:p>
          </table:table-cell>
          <table:table-cell table:style-name="ce13"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string">
            <text:p>SA0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string">
            <text:p>SA1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SA10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string">
            <text:p>SA2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string">
            <text:p>SA16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string">
            <text:p>SA3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string">
            <text:p>SA4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string">
            <text:p>SA11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string">
            <text:p>SA5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string">
            <text:p>SA9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string">
            <text:p>SA6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string">
            <text:p>SA8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string">
            <text:p>SA7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string">
            <text:p>SA13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string">
            <text:p>SA12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48">
            <text:p>4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string">
            <text:p>SA14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SA15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9" office:value-type="string">
            <text:p>CLK</text:p>
          </table:table-cell>
          <table:table-cell table:style-name="ce9" office:value-type="string">
            <text:p>CLOCK</text:p>
          </table:table-cell>
          <table:table-cell table:number-columns-repeated="1021"/>
        </table:table-row>
        <table:table-row table:style-name="ro1">
          <table:table-cell table:style-name="ce9" office:value-type="float" office:value="52">
            <text:p>52</text:p>
          </table:table-cell>
          <table:table-cell table:style-name="ce9" office:value-type="string">
            <text:p>CK2M</text:p>
          </table:table-cell>
          <table:table-cell table:style-name="ce9" office:value-type="string">
            <text:p>OUT</text:p>
          </table:table-cell>
          <table:table-cell table:number-columns-repeated="1021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0" office:value-type="string">
            <text:p>SOEV</text:p>
          </table:table-cell>
          <table:table-cell table:style-name="ce10" office:value-type="string">
            <text:p>OUT</text:p>
          </table:table-cell>
          <table:table-cell table:style-name="ce19" office:value-type="string">
            <text:p>General purpose decoded output - volume set</text:p>
          </table:table-cell>
          <table:table-cell table:number-columns-repeated="1020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0" office:value-type="string">
            <text:p>NE</text:p>
          </table:table-cell>
          <table:table-cell table:style-name="ce10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0" office:value-type="string">
            <text:p>NRCS</text:p>
          </table:table-cell>
          <table:table-cell table:style-name="ce10" office:value-type="string">
            <text:p>IN</text:p>
          </table:table-cell>
          <table:table-cell table:style-name="ce19"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1" office:value-type="float" office:value="58">
            <text:p>58</text:p>
          </table:table-cell>
          <table:table-cell table:style-name="ce11" office:value-type="string">
            <text:p>AB0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11" office:value-type="string">
            <text:p>AB1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0">
            <text:p>60</text:p>
          </table:table-cell>
          <table:table-cell table:style-name="ce11" office:value-type="string">
            <text:p>AB2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1">
            <text:p>61</text:p>
          </table:table-cell>
          <table:table-cell table:style-name="ce11" office:value-type="string">
            <text:p>AB3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0" office:value-type="string">
            <text:p>DACS</text:p>
          </table:table-cell>
          <table:table-cell table:style-name="ce10" office:value-type="string">
            <text:p>IN</text:p>
          </table:table-cell>
          <table:table-cell table:style-name="ce19"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IN</text:p>
          </table:table-cell>
          <table:table-cell table:style-name="ce19" office:value-type="string">
            <text:p>Reset</text:p>
          </table:table-cell>
          <table:table-cell table:number-columns-repeated="1020"/>
        </table:table-row>
        <table:table-row table:style-name="ro1">
          <table:table-cell table:style-name="ce5" office:value-type="float" office:value="64">
            <text:p>64</text:p>
          </table:table-cell>
          <table:table-cell table:style-name="ce13" office:value-type="string">
            <text:p>VCC</text:p>
          </table:table-cell>
          <table:table-cell table:style-name="ce13" office:value-type="string">
            <text:p>POWER</text:p>
          </table:table-cell>
          <table:table-cell table:number-columns-repeated="1021"/>
        </table:table-row>
        <table:table-row table:style-name="ro1" table:number-rows-repeated="144">
          <table:table-cell table:style-name="ce5"/>
          <table:table-cell table:number-columns-repeated="102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3/08/2020</text:date>, <text:time>06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8-23T06:07:23.51</dc:date>
    <meta:editing-duration>P12DT8H47M55S</meta:editing-duration>
    <meta:editing-cycles>60</meta:editing-cycles>
    <meta:generator>OpenOffice/4.1.7$Win32 OpenOffice.org_project/417m1$Build-9800</meta:generator>
    <meta:document-statistic meta:table-count="3" meta:cell-count="252" meta:object-count="0"/>
  </office:meta>
</office:document-meta>
</file>